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8.963cm"/>
    </style:style>
    <style:style style:name="pr5" style:family="presentation" style:parent-style-name="Padrão-subtitle">
      <style:graphic-properties draw:fill-color="#ffffff" fo:min-height="19.363cm"/>
    </style:style>
    <style:style style:name="P1" style:family="paragraph">
      <style:text-properties fo:font-size="54pt"/>
    </style:style>
    <style:style style:name="P2" style:family="paragraph">
      <loext:graphic-properties draw:fill-color="#ffffff"/>
      <style:text-properties fo:font-size="54pt"/>
    </style:style>
    <style:style style:name="P3" style:family="paragraph">
      <loext:graphic-properties draw:fill-color="#ffffff"/>
    </style:style>
    <style:style style:name="P4" style:family="paragraph">
      <style:text-properties fo:font-size="44pt"/>
    </style:style>
    <style:style style:name="P5" style:family="paragraph">
      <loext:graphic-properties draw:fill-color="#ffffff"/>
      <style:text-properties fo:font-size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Coração Valente</text:p>
            <text:p text:style-name="P1"><text:span text:style-name="T1">Anderson Fre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Circunstâncias dizem que não dá</text:p>
            <text:p text:style-name="P4">Falam que você está tão</text:p>
            <text:p text:style-name="P4">perto de parar</text:p>
            <text:p text:style-name="P4">Coração valente é assim que</text:p>
            <text:p text:style-name="P4">quero hoje te chama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É normal na guerra se ferir</text:p>
            <text:p text:style-name="P4">E pra não morrer às vezes</text:p>
            <text:p text:style-name="P4">pensa em fugir</text:p>
            <text:p text:style-name="P4">Cego pelo med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Não vê que o gigante é bem menor</text:p>
            <text:p text:style-name="P4">que a mão de Deus</text:p>
            <text:p text:style-name="P4">Não quero contar na história</text:p>
            <text:p text:style-name="P4">que você morreu</text:p>
            <text:p text:style-name="P4">Se por um tempo você</text:p>
            <text:p text:style-name="P4">só adormeceu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5" draw:text-style-name="P5" draw:layer="layout" svg:width="25.199cm" svg:height="19.363cm" svg:x="1.4cm" svg:y="0.837cm" presentation:class="subtitle" presentation:user-transformed="true">
          <draw:text-box>
            <text:p text:style-name="P4">Coração, por três dias Jesus</text:p>
            <text:p text:style-name="P4">parou de respirar</text:p>
            <text:p text:style-name="P4">Pra fazer você ressuscita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Tudo bem, de carne você é</text:p>
            <text:p text:style-name="P4">Mas sua estrutura é a fé</text:p>
            <text:p text:style-name="P4">Coração valente, você</text:p>
            <text:p text:style-name="P4">não pode para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É normal na guerra se ferir</text:p>
            <text:p text:style-name="P4">E pra não morrer às vezes</text:p>
            <text:p text:style-name="P4">pensa em fugir</text:p>
            <text:p text:style-name="P4">Cego pelo med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Não vê que o gigante é bem menor</text:p>
            <text:p text:style-name="P4">que a mão de Deus</text:p>
            <text:p text:style-name="P4">Não quero contar na história</text:p>
            <text:p text:style-name="P4">que você morreu</text:p>
            <text:p text:style-name="P4">Se por um tempo você</text:p>
            <text:p text:style-name="P4">só adormeceu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5" draw:text-style-name="P5" draw:layer="layout" svg:width="25.199cm" svg:height="19.363cm" svg:x="1.4cm" svg:y="0.837cm" presentation:class="subtitle" presentation:user-transformed="true">
          <draw:text-box>
            <text:p text:style-name="P4">Coração, por três dias Jesus</text:p>
            <text:p text:style-name="P4">parou de respirar</text:p>
            <text:p text:style-name="P4">Pra fazer você ressuscita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Tudo bem, de carne você é</text:p>
            <text:p text:style-name="P4">Mas sua estrutura é a fé</text:p>
            <text:p text:style-name="P4">Coração valente, você</text:p>
            <text:p text:style-name="P4">não pode para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5" draw:text-style-name="P5" draw:layer="layout" svg:width="25.199cm" svg:height="19.363cm" svg:x="1.4cm" svg:y="0.837cm" presentation:class="subtitle" presentation:user-transformed="true">
          <draw:text-box>
            <text:p text:style-name="P4">Coração, por três dias Jesus</text:p>
            <text:p text:style-name="P4">parou de respirar</text:p>
            <text:p text:style-name="P4">Pra fazer você ressuscita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Tudo bem, de carne você é</text:p>
            <text:p text:style-name="P4">Mas sua estrutura é a fé</text:p>
            <text:p text:style-name="P4">Coração valente, você</text:p>
            <text:p text:style-name="P4">não pode para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5" draw:text-style-name="P5" draw:layer="layout" svg:width="25.199cm" svg:height="19.363cm" svg:x="1.4cm" svg:y="0.837cm" presentation:class="subtitle" presentation:user-transformed="true">
          <draw:text-box>
            <text:p text:style-name="P4">Coração, por três dias Jesus</text:p>
            <text:p text:style-name="P4">parou de respirar</text:p>
            <text:p text:style-name="P4">Pra fazer você ressuscita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Tudo bem, de carne você é</text:p>
            <text:p text:style-name="P4">Mas sua estrutura é a fé</text:p>
            <text:p text:style-name="P4">Coração valente, você</text:p>
            <text:p text:style-name="P4">não pode parar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11:06:41.295159068</meta:creation-date>
    <dc:date>2015-11-28T11:16:21.492151777</dc:date>
    <meta:editing-duration>PT9M35S</meta:editing-duration>
    <meta:editing-cycles>8</meta:editing-cycles>
    <meta:generator>LibreOffice/4.4.6.3$Linux_X86_64 LibreOffice_project/40m0$Build-3</meta:generator>
    <meta:document-statistic meta:object-count="63"/>
  </office:meta>
</office:document-meta>
</file>